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este git v2</text:span></text:p>
      <text:p text:style-name="P1"><text:span text:style-name="T1"/></text:p>
      <text:p text:style-name="P1"><text:span text:style-name="T1">git --version<text:s text:c="2"/></text:span></text:p>
      <text:p text:style-name="P1"><text:span text:style-name="T1">git status<text:s text:c="4"/>pour avoir letat du projet</text:span></text:p>
      <text:p text:style-name="P1"><text:span text:style-name="T1"/></text:p>
      <text:p text:style-name="P1"><text:span text:style-name="T2">par la suite on peu senregistre avec email et le nom</text:span><text:span text:style-name="T3"/></text:p>
      <text:p text:style-name="P1"><text:span text:style-name="T3">git config --global user.email "you@example.com"</text:span></text:p>
      <text:p text:style-name="P1"><text:span text:style-name="T3">git config --global user.name "Your Name"</text:span></text:p>
      <text:p text:style-name="P1"><text:span text:style-name="T4">apres avoir cree un fichier texte.odt on peu le selectioner par photographie </text:span></text:p>
      <text:p text:style-name="P1"><text:span text:style-name="T5"><text:s/>git add texte.odt</text:span></text:p>
      <text:p text:style-name="P1"><text:span text:style-name="T6">et faire un comit commenter par<text:s/></text:span><text:span text:style-name="T7"/></text:p>
      <text:p text:style-name="P1"><text:span text:style-name="T7">git commit -m "initalisation"</text:span></text:p>
      <text:p text:style-name="P1"><text:span text:style-name="T8">on peut avoir toute les modification realiser ou action par la commande</text:span></text:p>
      <text:p text:style-name="P1"><text:span text:style-name="T9">git log</text:span></text:p>
      <text:p text:style-name="P1"><text:span text:style-name="T10">pour cree une branche par exemple branche1 on tappe</text:span><text:span text:style-name="T11"/></text:p>
      <text:p text:style-name="P1"><text:span text:style-name="T11">git branch branche1</text:span></text:p>
      <text:p text:style-name="P1"><text:span text:style-name="T11">git branch permet de visualiser ls branche ou on se trouve en vert</text:span></text:p>
      <text:p text:style-name="P1"><text:span text:style-name="T12">et on peu changer de branche pour la branche1 par<text:s/></text:span><text:span text:style-name="T13"/></text:p>
      <text:p text:style-name="P1"><text:span text:style-name="T13">git checkout branche1</text:span></text:p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